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4.83mm" fo:margin-left="37.47mm" table:align="left"/>
    </style:style>
    <style:style style:name="Table1.A" style:family="table-column">
      <style:table-column-properties style:column-width="91.28mm"/>
    </style:style>
    <style:style style:name="Table1.B" style:family="table-column">
      <style:table-column-properties style:column-width="7.67mm"/>
    </style:style>
    <style:style style:name="Table1.C" style:family="table-column">
      <style:table-column-properties style:column-width="25.88mm"/>
    </style:style>
    <style:style style:name="Table1.1" style:family="table-row">
      <style:table-row-properties style:row-height="0.64mm" fo:keep-together="auto"/>
    </style:style>
    <style:style style:name="Table1.A1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1.B1" style:family="table-cell">
      <style:table-cell-properties style:vertical-align="" fo:padding="0mm" fo:border-left="0.6pt solid #000001" fo:border-right="none" fo:border-top="none" fo:border-bottom="none"/>
    </style:style>
    <style:style style:name="Table1.C1" style:family="table-cell">
      <style:table-cell-properties style:vertical-align="" fo:padding="0mm" fo:border="none"/>
    </style:style>
    <style:style style:name="Table1.2" style:family="table-row">
      <style:table-row-properties style:row-height="44.34mm" fo:keep-together="auto"/>
    </style:style>
    <style:style style:name="Table1.A2" style:family="table-cell">
      <style:table-cell-properties style:vertical-align="" fo:padding="0mm" fo:border-left="0.6pt solid #000001" fo:border-right="0.6pt solid #000001" fo:border-top="none" fo:border-bottom="none"/>
    </style:style>
    <style:style style:name="Table1.B2" style:family="table-cell">
      <style:table-cell-properties style:vertical-align="" fo:padding="0mm" fo:border-left="0.6pt solid #000001" fo:border-right="1.5pt solid #000001" fo:border-top="none" fo:border-bottom="none"/>
    </style:style>
    <style:style style:name="Table1.C2" style:family="table-cell">
      <style:table-cell-properties style:vertical-align="middle" fo:padding="0mm" fo:border-left="1.5pt solid #000001" fo:border-right="none" fo:border-top="none" fo:border-bottom="1.5pt solid #000001"/>
    </style:style>
    <style:style style:name="Table1.3" style:family="table-row">
      <style:table-row-properties style:row-height="6.88mm" fo:keep-together="auto"/>
    </style:style>
    <style:style style:name="Table1.A3" style:family="table-cell">
      <style:table-cell-properties style:vertical-align="" fo:padding="0mm" fo:border-left="0.6pt solid #000001" fo:border-right="0.6pt solid #000001" fo:border-top="none" fo:border-bottom="0.6pt solid #000001"/>
    </style:style>
    <style:style style:name="Table1.C3" style:family="table-cell">
      <style:table-cell-properties style:vertical-align="" fo:padding="0mm" fo:border-left="none" fo:border-right="none" fo:border-top="1.5pt solid #000001" fo:border-bottom="none"/>
    </style:style>
    <style:style style:name="Table4" style:family="table">
      <style:table-properties style:width="163.34mm" table:align="margins" style:writing-mode="lr-tb"/>
    </style:style>
    <style:style style:name="Table4.A" style:family="table-column">
      <style:table-column-properties style:column-width="81.67mm" style:rel-column-width="32767*"/>
    </style:style>
    <style:style style:name="Table4.B" style:family="table-column">
      <style:table-column-properties style:column-width="81.67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style:font-size-asian="10.5pt" style:text-scale="100%"/>
    </style:style>
    <style:style style:name="P2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8.5pt" fo:letter-spacing="normal" fo:language="en" fo:country="US" fo:font-weight="bold" style:font-size-asian="8.5pt" style:font-weight-asian="bold" style:text-scale="95%"/>
    </style:style>
    <style:style style:name="P4" style:family="paragraph" style:parent-style-name="Standard">
      <style:paragraph-properties fo:margin-left="0mm" fo:margin-right="0mm" fo:margin-top="0mm" fo:margin-bottom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8pt" fo:letter-spacing="0.11mm" fo:language="en" fo:country="US" style:font-size-asian="8pt" style:text-scale="100%"/>
    </style:style>
    <style:style style:name="P5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</style:style>
    <style:style style:name="P6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7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8" style:family="paragraph" style:parent-style-name="Standard">
      <style:paragraph-properties fo:margin-left="0mm" fo:margin-right="0mm" fo:margin-top="3.18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14.5pt" fo:letter-spacing="normal" fo:language="en" fo:country="US" fo:font-weight="bold" style:font-size-asian="14.5pt" style:font-weight-asian="bold" style:text-scale="105%"/>
    </style:style>
    <style:style style:name="P9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10" style:family="paragraph" style:parent-style-name="Standard">
      <style:paragraph-properties fo:margin-left="0mm" fo:margin-right="0mm" fo:margin-top="0.64mm" fo:margin-bottom="0mm" fo:line-height="85%" fo:text-align="center" style:justify-single-word="false" fo:text-indent="0mm" style:auto-text-indent="false"/>
      <style:text-properties fo:color="#000000" style:text-line-through-style="none" style:text-position="0% 100%" style:font-name="Times New Roman" fo:font-size="35.5pt" fo:letter-spacing="normal" fo:language="en" fo:country="US" fo:font-weight="bold" style:font-size-asian="35.5pt" style:font-weight-asian="bold" style:text-scale="105%"/>
    </style:style>
    <style:style style:name="P11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2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4" style:family="paragraph" style:parent-style-name="Standard">
      <style:paragraph-properties fo:margin-left="0mm" fo:margin-right="0mm" fo:margin-top="1.27mm" fo:margin-bottom="0mm" fo:line-height="100%" fo:text-align="center" style:justify-single-word="false" fo:text-indent="0mm" style:auto-text-indent="false"/>
    </style:style>
    <style:style style:name="P15" style:family="paragraph" style:parent-style-name="Standard">
      <style:paragraph-properties fo:margin-left="0mm" fo:margin-right="0mm" fo:margin-top="8.26mm" fo:margin-bottom="0mm" fo:line-height="100%" fo:text-align="start" style:justify-single-word="false" fo:text-indent="0mm" style:auto-text-indent="false">
        <style:tab-stops>
          <style:tab-stop style:position="46.74mm" style:leader-style="dotted" style:leader-text="."/>
          <style:tab-stop style:position="106.68mm" style:leader-style="dotted" style:leader-text="."/>
          <style:tab-stop style:position="125.17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0mm" fo:margin-right="0mm" fo:margin-top="3.81mm" fo:margin-bottom="0mm" fo:line-height="100%" fo:text-align="start" style:justify-single-word="false" fo:text-indent="0mm" style:auto-text-indent="false"/>
    </style:style>
    <style:style style:name="P17" style:family="paragraph" style:parent-style-name="Standard">
      <style:paragraph-properties fo:margin-left="92.71mm" fo:margin-right="0mm" fo:margin-top="5.08mm" fo:margin-bottom="0mm" fo:line-height="100%" fo:text-align="start" style:justify-single-word="false" fo:text-indent="0mm" style:auto-text-indent="false">
        <style:tab-stops>
          <style:tab-stop style:position="106.68mm" style:type="right"/>
          <style:tab-stop style:position="161.73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76.2mm" fo:margin-right="0mm" fo:margin-top="0mm" fo:margin-bottom="0mm" fo:line-height="100%" fo:text-align="start" style:justify-single-word="false" fo:text-indent="0mm" style:auto-text-indent="false">
        <style:tab-stops>
          <style:tab-stop style:position="106.68mm" style:type="right"/>
          <style:tab-stop style:position="161.8m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7.62mm" fo:margin-right="0mm" fo:margin-top="3.18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2mm" fo:language="en" fo:country="US" style:font-size-asian="10.5pt" style:text-scale="100%"/>
    </style:style>
    <style:style style:name="P20" style:family="paragraph" style:parent-style-name="Standard">
      <style:paragraph-properties fo:margin-left="7.62mm" fo:margin-right="0mm" fo:margin-top="3.81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4mm" fo:language="en" fo:country="US" style:font-size-asian="10.5pt" style:text-scale="100%"/>
    </style:style>
    <style:style style:name="P21" style:family="paragraph" style:parent-style-name="Standard">
      <style:paragraph-properties fo:margin-left="7.62mm" fo:margin-right="0mm" fo:margin-top="3.81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2mm" fo:language="en" fo:country="US" style:font-size-asian="10.5pt" style:text-scale="100%"/>
    </style:style>
    <style:style style:name="P22" style:family="paragraph" style:parent-style-name="Standard">
      <style:paragraph-properties fo:margin-left="7.62mm" fo:margin-right="0mm" fo:margin-top="3.81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style:font-size-asian="10.5pt" style:text-scale="100%"/>
    </style:style>
    <style:style style:name="P23" style:family="paragraph" style:parent-style-name="Standard">
      <style:paragraph-properties fo:margin-left="62.23mm" fo:margin-right="0mm" fo:margin-top="1.91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style:font-size-asian="10.5pt" style:text-scale="100%"/>
    </style:style>
    <style:style style:name="P24" style:family="paragraph" style:parent-style-name="Standard">
      <style:paragraph-properties fo:margin-left="0mm" fo:margin-right="-0.26mm" fo:margin-top="0mm" fo:margin-bottom="0mm" fo:line-height="200%" fo:text-align="start" style:justify-single-word="false" fo:text-indent="0mm" style:auto-text-indent="false"/>
    </style:style>
    <style:style style:name="P25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27" style:family="paragraph" style:parent-style-name="Standard">
      <style:paragraph-properties fo:margin-left="13.97mm" fo:margin-right="0mm" fo:margin-top="3.81mm" fo:margin-bottom="0mm" fo:line-height="100%" fo:text-align="start" style:justify-single-word="false" fo:text-indent="-6.35mm" style:auto-text-indent="false"/>
    </style:style>
    <style:style style:name="P28" style:family="paragraph" style:parent-style-name="Standard" style:master-page-name="Standard">
      <style:paragraph-properties fo:margin-top="0.23mm" fo:margin-bottom="0mm" fo:line-height="0.35mm" style:page-number="auto"/>
    </style:style>
    <style:style style:name="P29" style:family="paragraph" style:parent-style-name="Standard" style:list-style-name="WWNum2">
      <style:paragraph-properties fo:margin-left="15.24mm" fo:margin-right="0mm" fo:margin-top="2.54mm" fo:margin-bottom="0mm" fo:line-height="100%" fo:text-align="start" style:justify-single-word="false" fo:text-indent="0mm" style:auto-text-indent="false">
        <style:tab-stops>
          <style:tab-stop style:position="22.86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28mm" fo:language="en" fo:country="US" style:font-size-asian="10.5pt" style:text-scale="100%"/>
    </style:style>
    <style:style style:name="P30" style:family="paragraph" style:parent-style-name="Standard" style:list-style-name="WWNum3">
      <style:paragraph-properties fo:margin-left="15.24mm" fo:margin-right="0mm" fo:margin-top="2.54mm" fo:margin-bottom="0mm" fo:line-height="100%" fo:text-align="start" style:justify-single-word="false" fo:text-indent="0mm" style:auto-text-indent="false">
        <style:tab-stops>
          <style:tab-stop style:position="22.86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28mm" fo:language="en" fo:country="US" style:font-size-asian="10.5pt" style:text-scale="100%"/>
    </style:style>
    <style:style style:name="P31" style:family="paragraph" style:parent-style-name="Standard" style:list-style-name="WWNum4">
      <style:paragraph-properties fo:margin-left="15.24mm" fo:margin-right="0mm" fo:margin-top="2.54mm" fo:margin-bottom="0mm" fo:line-height="100%" fo:text-align="start" style:justify-single-word="false" fo:text-indent="0mm" style:auto-text-indent="false">
        <style:tab-stops>
          <style:tab-stop style:position="22.86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28mm" fo:language="en" fo:country="US" style:font-size-asian="10.5pt" style:text-scale="100%"/>
    </style:style>
    <style:style style:name="P32" style:family="paragraph" style:parent-style-name="Standard" style:list-style-name="WWNum5">
      <style:paragraph-properties fo:margin-left="15.24mm" fo:margin-right="0mm" fo:margin-top="2.54mm" fo:margin-bottom="0mm" fo:line-height="100%" fo:text-align="start" style:justify-single-word="false" fo:text-indent="0mm" style:auto-text-indent="false">
        <style:tab-stops>
          <style:tab-stop style:position="22.86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28mm" fo:language="en" fo:country="US" style:font-size-asian="10.5pt" style:text-scale="100%"/>
    </style:style>
    <style:style style:name="P33" style:family="paragraph" style:parent-style-name="Standard" style:list-style-name="WWNum2">
      <style:paragraph-properties fo:margin-left="15.24mm" fo:margin-right="0mm" fo:margin-top="2.54mm" fo:margin-bottom="0mm" fo:line-height="100%" fo:text-align="start" style:justify-single-word="false" fo:text-indent="0mm" style:auto-text-indent="false">
        <style:tab-stops>
          <style:tab-stop style:position="22.86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21mm" fo:language="en" fo:country="US" style:font-size-asian="10.5pt" style:text-scale="100%"/>
    </style:style>
    <style:style style:name="P34" style:family="paragraph" style:parent-style-name="Standard" style:list-style-name="WWNum3">
      <style:paragraph-properties fo:margin-left="15.24mm" fo:margin-right="0mm" fo:margin-top="2.54mm" fo:margin-bottom="0mm" fo:line-height="100%" fo:text-align="start" style:justify-single-word="false" fo:text-indent="0mm" style:auto-text-indent="false">
        <style:tab-stops>
          <style:tab-stop style:position="22.86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21mm" fo:language="en" fo:country="US" style:font-size-asian="10.5pt" style:text-scale="100%"/>
    </style:style>
    <style:style style:name="P35" style:family="paragraph" style:parent-style-name="Standard" style:list-style-name="WWNum4">
      <style:paragraph-properties fo:margin-left="15.24mm" fo:margin-right="0mm" fo:margin-top="2.54mm" fo:margin-bottom="0mm" fo:line-height="100%" fo:text-align="start" style:justify-single-word="false" fo:text-indent="0mm" style:auto-text-indent="false">
        <style:tab-stops>
          <style:tab-stop style:position="22.86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21mm" fo:language="en" fo:country="US" style:font-size-asian="10.5pt" style:text-scale="100%"/>
    </style:style>
    <style:style style:name="P36" style:family="paragraph" style:parent-style-name="Standard" style:list-style-name="WWNum3">
      <style:paragraph-properties fo:margin-left="15.24mm" fo:margin-right="0mm" fo:margin-top="2.54mm" fo:margin-bottom="0mm" fo:line-height="100%" fo:text-align="start" style:justify-single-word="false" fo:text-indent="0mm" style:auto-text-indent="false">
        <style:tab-stops>
          <style:tab-stop style:position="22.86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46mm" fo:language="en" fo:country="US" style:font-size-asian="10.5pt" style:text-scale="100%"/>
    </style:style>
    <style:style style:name="P37" style:family="paragraph" style:parent-style-name="Standard" style:list-style-name="WWNum5">
      <style:paragraph-properties fo:margin-left="15.24mm" fo:margin-right="0mm" fo:margin-top="2.54mm" fo:margin-bottom="0mm" fo:line-height="100%" fo:text-align="start" style:justify-single-word="false" fo:text-indent="0mm" style:auto-text-indent="false">
        <style:tab-stops>
          <style:tab-stop style:position="22.86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25mm" fo:language="en" fo:country="US" style:font-size-asian="10.5pt" style:text-scale="100%"/>
    </style:style>
    <style:style style:name="P38" style:family="paragraph" style:parent-style-name="Standard" style:list-style-name="WWNum2">
      <style:paragraph-properties fo:margin-left="15.24mm" fo:margin-right="0mm" fo:margin-top="1.91mm" fo:margin-bottom="0mm" fo:line-height="100%" fo:text-align="start" style:justify-single-word="false" fo:text-indent="0mm" style:auto-text-indent="false">
        <style:tab-stops>
          <style:tab-stop style:position="22.86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46mm" fo:language="en" fo:country="US" style:font-size-asian="10.5pt" style:text-scale="100%"/>
    </style:style>
    <style:style style:name="P39" style:family="paragraph" style:parent-style-name="Standard" style:list-style-name="WWNum4">
      <style:paragraph-properties fo:margin-left="15.24mm" fo:margin-right="0mm" fo:margin-top="1.91mm" fo:margin-bottom="0mm" fo:line-height="100%" fo:text-align="start" style:justify-single-word="false" fo:text-indent="0mm" style:auto-text-indent="false">
        <style:tab-stops>
          <style:tab-stop style:position="22.86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46mm" fo:language="en" fo:country="US" style:font-size-asian="10.5pt" style:text-scale="100%"/>
    </style:style>
    <style:style style:name="T1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3" style:family="text">
      <style:text-properties fo:color="#000000" style:text-line-through-style="none" style:text-position="0% 100%" style:font-name="Times New Roman" fo:font-size="10.5pt" fo:letter-spacing="0.05mm" fo:language="en" fo:country="US" style:font-size-asian="10.5pt" style:text-scale="100%"/>
    </style:style>
    <style:style style:name="T4" style:family="text">
      <style:text-properties fo:color="#000000" style:text-line-through-style="none" style:text-position="0% 100%" style:font-name="Times New Roman" fo:font-size="10.5pt" fo:letter-spacing="-0.25mm" fo:language="en" fo:country="US" style:font-size-asian="10.5pt" style:text-scale="100%"/>
    </style:style>
    <style:style style:name="T5" style:family="text">
      <style:text-properties fo:color="#000000" style:text-line-through-style="none" style:text-position="0% 100%" style:font-name="Times New Roman" fo:font-size="10.5pt" fo:letter-spacing="-0.11mm" fo:language="en" fo:country="US" style:font-size-asian="10.5pt" style:text-scale="100%"/>
    </style:style>
    <style:style style:name="T6" style:family="text">
      <style:text-properties fo:color="#000000" style:text-line-through-style="none" style:text-position="0% 100%" style:font-name="Times New Roman" fo:font-size="10.5pt" fo:letter-spacing="0.07mm" fo:language="en" fo:country="US" style:font-size-asian="10.5pt" style:text-scale="100%"/>
    </style:style>
    <style:style style:name="T7" style:family="text">
      <style:text-properties fo:color="#000000" style:text-line-through-style="none" style:text-position="0% 100%" style:font-name="Times New Roman" fo:font-size="10.5pt" fo:letter-spacing="-0.04mm" fo:language="en" fo:country="US" fo:font-weight="bold" style:font-size-asian="10.5pt" style:font-weight-asian="bold" style:text-scale="100%"/>
    </style:style>
    <style:style style:name="T8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9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10" style:family="text">
      <style:text-properties fo:color="#000000" style:text-line-through-style="none" style:text-position="0% 100%" style:font-name="Times New Roman" fo:font-size="10.5pt" fo:letter-spacing="0.14mm" fo:language="en" fo:country="US" style:font-size-asian="10.5pt" style:text-scale="100%"/>
    </style:style>
    <style:style style:name="T11" style:family="text">
      <style:text-properties fo:color="#000000" style:text-line-through-style="none" style:text-position="0% 100%" style:font-name="Times New Roman" fo:font-size="10.5pt" fo:letter-spacing="0.11mm" fo:language="en" fo:country="US" style:font-size-asian="10.5pt" style:text-scale="100%"/>
    </style:style>
    <style:style style:name="T12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0.5pt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0.18mm" fo:language="en" fo:country="US" fo:font-weight="normal" style:font-name-asian="Calibri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5"><text:span text:style-name="T4">THE COMPANIES ACT<text:line-break/></text:span><text:span text:style-name="T5">(CHAPTER 50)</text:span></text:p>
            <text:p text:style-name="P1">Sections 71 (4) and 372 (2)</text:p>
            <text:p text:style-name="P8">NOTICE OF INCREASE IN<text:line-break/>SHARE CAPITAL</text:p>
            <text:p text:style-name="P14"><text:span text:style-name="T2">(Foreign Companies and Local Companies<text:line-break/>with Share Capital Denominated in<text:line-break/></text:span><text:span text:style-name="T7">Foreign Currency)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3">FORM</text:p>
            <text:p text:style-name="P10">28A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P2">Folio No</text:p>
          </table:table-cell>
        </table:table-row>
      </table:table>
      <text:p text:style-name="P24"><text:span text:style-name="T3">Name of Company: </text:span><text:span text:style-name="T12"><text:placeholder text:placeholder-type="text">&lt;o.name&gt;</text:placeholder></text:span></text:p>
      <text:p text:style-name="P24"><text:span text:style-name="T1">Company No: </text:span><text:span text:style-name="T12"><text:placeholder text:placeholder-type="text">&lt;o.uen&gt;</text:placeholder></text:span></text:p>
      <text:p text:style-name="P16"><text:span text:style-name="T9">The </text:span><text:span text:style-name="T6">Registrar of Companies &amp; Businesses Singapore</text:span></text:p>
      <text:p text:style-name="P27"><text:span text:style-name="T6">1 The abovenamed company hereby gives notice that the authorised share capital of the company </text:span><text:span text:style-name="T1">was increased on:</text:span></text:p>
      <text:p text:style-name="P19">2 Authorised share capital before increase:</text:p>
      <text:list xml:id="list13498261471" text:style-name="WWNum2">
        <text:list-item>
          <text:p text:style-name="P29">Authorised capital:</text:p>
        </text:list-item>
        <text:list-item>
          <text:p text:style-name="P38">Currency:</text:p>
        </text:list-item>
        <text:list-item>
          <text:p text:style-name="P33">Conversion rate to Singapore dollars:</text:p>
        </text:list-item>
      </text:list>
      <text:p text:style-name="P20">3 Additional authorised share capital:</text:p>
      <text:list xml:id="list1705381337" text:style-name="WWNum3">
        <text:list-item>
          <text:p text:style-name="P30">Authorised capital:</text:p>
        </text:list-item>
        <text:list-item>
          <text:p text:style-name="P36">Currency:</text:p>
        </text:list-item>
        <text:list-item>
          <text:p text:style-name="P34">Conversion rate to Singapore dollars:</text:p>
        </text:list-item>
      </text:list>
      <text:p text:style-name="P21">4 Authorised share capital after increase:</text:p>
      <text:list xml:id="list350433279" text:style-name="WWNum4">
        <text:list-item>
          <text:p text:style-name="P31">Authorised capital:</text:p>
        </text:list-item>
        <text:list-item>
          <text:p text:style-name="P39">Currency:</text:p>
        </text:list-item>
        <text:list-item>
          <text:p text:style-name="P35">Conversion rate to Singapore dollars:</text:p>
        </text:list-item>
      </text:list>
      <text:p text:style-name="P22">5 The additional share capital is divided as follows:</text:p>
      <text:list xml:id="list307220956" text:style-name="WWNum5">
        <text:list-item>
          <text:p text:style-name="P32">Number of shares:</text:p>
        </text:list-item>
        <text:list-item>
          <text:p text:style-name="P32">Class of shares:</text:p>
        </text:list-item>
        <text:list-item>
          <text:p text:style-name="P37">Nominal value of each share:</text:p>
        </text:list-item>
      </text:list>
      <text:p text:style-name="P15"><text:span text:style-name="T10">Date this <text:tab/></text:span><text:span text:style-name="T1"> day of<text:tab/> <text:s/><text:tab/></text:span></text:p>
      <text:p text:style-name="P17"><text:span text:style-name="T1"><text:tab/></text:span><text:span text:style-name="T11">Signature: <text:tab/></text:span></text:p>
      <text:p text:style-name="P23">Name of *Director/Secretary/</text:p>
      <text:p text:style-name="P18"><text:span text:style-name="T1"><text:tab/></text:span><text:span text:style-name="T10">Agent in Singapore: </text:span><text:span text:style-name="T13"><text:placeholder text:placeholder-type="text">&lt;get_director1(o.id)['name']&gt;</text:placeholder></text:span></text:p>
      <text:p text:style-name="P4">*Delete where inapplicable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<text:span text:style-name="T14">Lodged in the office of the Registrar of Companies &amp; </text:span><text:span text:style-name="T2">Businesses by</text:span></text:p>
            <text:p text:style-name="P11">Name:</text:p>
            <text:p text:style-name="P13">Address:</text:p>
            <text:p text:style-name="P9"><text:span text:style-name="T8">A/c No:<text:tab/></text:span><text:span text:style-name="T1">Tel No:</text:span></text:p>
            <text:p text:style-name="P25">Fax No: </text:p>
          </table:table-cell>
          <table:table-cell table:style-name="Table4.A1" office:value-type="string">
            <text:p text:style-name="P7">For Official Use</text:p>
            <text:p text:style-name="P26"><text:span text:style-name="T9">Date of Registration: </text:span><text:span text:style-name="T1">Receipt No:</text:span></text:p>
            <text:p text:style-name="P12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000000" style:text-line-through-style="none" style:text-position="0% 100%" fo:font-size="10.5pt" fo:letter-spacing="0.28mm" fo:language="en" fo:country="US" style:font-size-asian="10.5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7.9mm" fo:margin-bottom="8.13mm" fo:margin-left="24.18mm" fo:margin-right="22.7mm" style:writing-mode="lr-tb" style:layout-grid-color="#c0c0c0" style:layout-grid-lines="2478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12T18:12:37</dc:date>
    <dc:creator>phung11764 </dc:creator>
    <meta:editing-duration>PT10M4S</meta:editing-duration>
    <meta:editing-cycles>25</meta:editing-cycles>
    <meta:document-statistic meta:table-count="2" meta:image-count="0" meta:object-count="0" meta:page-count="1" meta:paragraph-count="40" meta:word-count="183" meta:character-count="1171" meta:non-whitespace-character-count="1029"/>
  </office:meta>
</office:document-meta>
</file>